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0ED42F04C4065C029F5.png" manifest:media-type="image/png"/>
  <manifest:file-entry manifest:full-path="Pictures/10000001000001C8000000ED0AEB102CD06A5C14.png" manifest:media-type="image/png"/>
  <manifest:file-entry manifest:full-path="Pictures/10000001000002E3000001850D6ADDEE5688D8CE.png" manifest:media-type="image/png"/>
  <manifest:file-entry manifest:full-path="Pictures/10000001000002970000026C3B271F834B123E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065cm" svg:height="6.27cm" svg:x="0cm" svg:y="0cm">
          <draw:image xlink:href="Pictures/10000001000001C8000000ED0AEB102CD06A5C14.png" xlink:type="simple" xlink:show="embed" xlink:actuate="onLoad" draw:mime-type="image/png">
            <text:p/>
          </draw:image>
        </draw:frame>
        <draw:frame draw:style-name="gr1" draw:text-style-name="P1" draw:layer="layout" svg:width="12.039cm" svg:height="6.27cm" svg:x="15.961cm" svg:y="0cm">
          <draw:image xlink:href="Pictures/10000001000001C7000000ED42F04C4065C029F5.png" xlink:type="simple" xlink:show="embed" xlink:actuate="onLoad" draw:mime-type="image/png">
            <text:p/>
          </draw:image>
        </draw:frame>
        <draw:frame draw:style-name="gr1" draw:text-style-name="P1" draw:layer="layout" svg:width="19.554cm" svg:height="10.292cm" svg:x="4cm" svg:y="6.208cm">
          <draw:image xlink:href="Pictures/10000001000002E3000001850D6ADDEE5688D8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841cm" svg:height="15.749cm" svg:x="5.159cm" svg:y="0cm">
          <draw:image xlink:href="Pictures/10000001000002970000026C3B271F834B123E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9T16:52:23.596000000</dc:date>
    <meta:editing-duration>PT40M11S</meta:editing-duration>
    <meta:editing-cycles>7</meta:editing-cycles>
    <meta:generator>LibreOffice/7.3.3.2$Windows_X86_64 LibreOffice_project/d1d0ea68f081ee2800a922cac8f79445e4603348</meta:generator>
    <meta:document-statistic meta:object-count="29"/>
  </office:meta>
</office:document-meta>
</file>